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7e0f"/>
    </style:style>
    <style:style style:name="P2" style:family="paragraph" style:parent-style-name="Standard">
      <style:text-properties officeooo:paragraph-rsid="000c2336"/>
    </style:style>
    <style:style style:name="P3" style:family="paragraph" style:parent-style-name="Standard">
      <style:text-properties officeooo:rsid="000c2641" officeooo:paragraph-rsid="000c2641"/>
    </style:style>
    <style:style style:name="P4" style:family="paragraph" style:parent-style-name="Standard">
      <style:text-properties officeooo:paragraph-rsid="000c2641"/>
    </style:style>
    <style:style style:name="P5" style:family="paragraph" style:parent-style-name="Standard">
      <style:text-properties officeooo:rsid="000ec46c" officeooo:paragraph-rsid="000ec46c"/>
    </style:style>
    <style:style style:name="P6" style:family="paragraph" style:parent-style-name="Standard">
      <style:text-properties officeooo:paragraph-rsid="000ec46c"/>
    </style:style>
    <style:style style:name="T1" style:family="text">
      <style:text-properties officeooo:rsid="000c26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 text:c="3"/></text:p>
      <text:p text:style-name="P5">VIRTUAL BASE CLASS</text:p>
      <text:p text:style-name="P5"/>
      <text:p text:style-name="P4"/>
      <text:p text:style-name="P4"/>
      <text:p text:style-name="P6">#include &lt;iostream&gt;<text:line-break/><text:line-break/>using namespace std;<text:line-break/><text:line-break/>class A {<text:line-break/><text:line-break/> <text:s text:c="2"/>public:<text:line-break/><text:line-break/> <text:s text:c="2"/>int a;<text:line-break/><text:line-break/> <text:s text:c="2"/>A(){<text:line-break/><text:line-break/> <text:s text:c="5"/>a = 10;<text:line-break/><text:line-break/> <text:s text:c="2"/>}<text:line-break/><text:line-break/>};<text:line-break/><text:line-break/>class B : public virtual A {<text:line-break/><text:line-break/>};<text:line-break/><text:line-break/>class C : public virtual A {<text:line-break/><text:line-break/>};<text:line-break/><text:line-break/>class D : public B, public C {<text:line-break/><text:line-break/>};<text:line-break/><text:line-break/>int main(){<text:line-break/><text:line-break/> <text:s text:c="2"/>//creating class D object<text:line-break/><text:line-break/> <text:s text:c="2"/>D object;<text:line-break/><text:line-break/> <text:s text:c="2"/>cout &lt;&lt; "a = " &lt;&lt; object.a &lt;&lt; endl;<text:line-break/><text:line-break/> <text:s text:c="2"/>return 0;</text:p>
      <text:p text:style-name="P6"><text:line-break/>}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18:25:27.834000000</meta:creation-date>
    <dc:date>2022-02-02T18:55:52.317000000</dc:date>
    <meta:editing-duration>PT19M53S</meta:editing-duration>
    <meta:editing-cycles>6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4" meta:word-count="65" meta:character-count="348" meta:non-whitespace-character-count="232"/>
  </office:meta>
</office:document-meta>
</file>